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95541" officeooo:paragraph-rsid="00095541"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095541" officeooo:paragraph-rsid="00095541"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4pt" fo:font-weight="normal" officeooo:rsid="00095541" officeooo:paragraph-rsid="00095541"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2pt" fo:font-weight="normal" officeooo:rsid="00095541" officeooo:paragraph-rsid="00095541"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style="italic" fo:font-weight="normal" officeooo:rsid="00098b53" officeooo:paragraph-rsid="00098b53"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ext-properties fo:font-size="12pt" fo:font-style="italic" fo:font-weight="normal" officeooo:rsid="000b7c8b" officeooo:paragraph-rsid="000b7c8b" style:font-size-asian="12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098b53" officeooo:paragraph-rsid="00098b53"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fo:font-size="12pt" fo:font-style="italic" style:text-underline-style="none" fo:font-weight="normal" officeooo:rsid="000b7c8b" officeooo:paragraph-rsid="000b7c8b"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95541" officeooo:paragraph-rsid="0009554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style="normal" style:text-underline-style="none" fo:font-weight="normal" officeooo:rsid="000b7c8b" officeooo:paragraph-rsid="000b7c8b"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tyle="italic" officeooo:rsid="00098b53" officeooo:paragraph-rsid="00098b53" style:font-style-asian="italic" style:font-style-complex="italic"/>
    </style:style>
    <style:style style:name="P12" style:family="paragraph" style:parent-style-name="Standard">
      <style:paragraph-properties fo:text-align="start" style:justify-single-word="false"/>
      <style:text-properties fo:font-size="12pt" fo:font-weight="normal" officeooo:rsid="00095541" officeooo:paragraph-rsid="00095541" style:font-size-asian="10.5pt" style:font-weight-asian="normal" style:font-size-complex="12pt" style:font-weight-complex="normal"/>
    </style:style>
    <style:style style:name="P13" style:family="paragraph" style:parent-style-name="Standard" style:list-style-name="L1">
      <style:paragraph-properties fo:text-align="start" style:justify-single-word="false"/>
      <style:text-properties fo:font-size="12pt" fo:font-weight="normal" officeooo:rsid="00095541" officeooo:paragraph-rsid="00095541" style:font-size-asian="10.5pt" style:font-weight-asian="normal" style:font-size-complex="12pt" style:font-weight-complex="normal"/>
    </style:style>
    <style:style style:name="P14" style:family="paragraph" style:parent-style-name="Standard" style:list-style-name="L2">
      <style:paragraph-properties fo:text-align="start" style:justify-single-word="false"/>
      <style:text-properties fo:font-size="12pt" fo:font-weight="normal" officeooo:rsid="00095541" officeooo:paragraph-rsid="00095541"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95541" officeooo:paragraph-rsid="00098b53" style:font-size-asian="10.5pt" style:font-weight-asian="normal" style:font-size-complex="12pt" style:font-weight-complex="normal"/>
    </style:style>
    <style:style style:name="P16" style:family="paragraph" style:parent-style-name="Standard" style:list-style-name="L3">
      <style:paragraph-properties fo:text-align="start" style:justify-single-word="false"/>
      <style:text-properties fo:font-size="12pt" fo:font-weight="normal" officeooo:rsid="00095541" officeooo:paragraph-rsid="00098b53"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98b53" officeooo:paragraph-rsid="00098b53"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style="italic" fo:font-weight="normal" officeooo:rsid="00095541" officeooo:paragraph-rsid="00095541" style:font-size-asian="10.5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fo:font-size="12pt" fo:font-style="italic" fo:font-weight="normal" officeooo:rsid="00098b53" officeooo:paragraph-rsid="00098b53" style:font-size-asian="10.5pt" style:font-style-asian="italic" style:font-weight-asian="normal" style:font-size-complex="12pt" style:font-style-complex="italic" style:font-weight-complex="normal"/>
    </style:style>
    <style:style style:name="P20" style:family="paragraph" style:parent-style-name="Standard" style:list-style-name="L4">
      <style:paragraph-properties fo:text-align="start" style:justify-single-word="false"/>
      <style:text-properties fo:font-size="12pt" fo:font-style="italic" fo:font-weight="normal" officeooo:rsid="00098b53" officeooo:paragraph-rsid="00098b53" style:font-size-asian="12pt" style:font-style-asian="italic" style:font-weight-asian="normal" style:font-size-complex="12pt" style:font-style-complex="italic" style:font-weight-complex="normal"/>
    </style:style>
    <style:style style:name="P21" style:family="paragraph" style:parent-style-name="Standard">
      <style:paragraph-properties fo:text-align="start" style:justify-single-word="false"/>
      <style:text-properties fo:font-size="12pt" fo:font-style="italic" fo:font-weight="normal" officeooo:rsid="00098b53" officeooo:paragraph-rsid="00098b53" style:font-size-asian="12pt" style:font-style-asian="italic" style:font-weight-asian="normal" style:font-size-complex="12pt" style:font-style-complex="italic" style:font-weight-complex="normal"/>
    </style:style>
    <style:style style:name="P22"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0b7c8b" officeooo:paragraph-rsid="000b7c8b" style:font-size-asian="12pt" style:font-style-asian="italic" style:font-weight-asian="normal" style:font-size-complex="12pt" style:font-style-complex="italic" style:font-weight-complex="normal"/>
    </style:style>
    <style:style style:name="P23" style:family="paragraph" style:parent-style-name="Standard">
      <style:paragraph-properties fo:text-align="start" style:justify-single-word="false"/>
      <style:text-properties fo:font-size="12pt" fo:font-style="italic" style:text-underline-style="none" fo:font-weight="normal" officeooo:rsid="00095541" officeooo:paragraph-rsid="00095541" style:font-size-asian="10.5pt" style:font-style-asian="italic" style:font-weight-asian="normal" style:font-size-complex="12pt" style:font-style-complex="italic" style:font-weight-complex="normal"/>
    </style:style>
    <style:style style:name="P2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95541" officeooo:paragraph-rsid="00095541" style:font-size-asian="10.5pt" style:font-weight-asian="normal" style:font-size-complex="12pt"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095541" style:font-size-asian="10.5pt" style:font-weight-asian="normal" style:font-size-complex="12pt" style:font-weight-complex="normal"/>
    </style:style>
    <style:style style:name="T3" style:family="text">
      <style:text-properties fo:font-size="12pt" fo:font-weight="normal" officeooo:rsid="000b7c8b" style:font-size-asian="10.5pt" style:font-weight-asian="normal" style:font-size-complex="12pt" style:font-weight-complex="normal"/>
    </style:style>
    <style:style style:name="T4" style:family="text">
      <style:text-properties style:text-underline-style="solid" style:text-underline-width="auto" style:text-underline-color="font-color"/>
    </style:style>
    <style:style style:name="T5" style:family="text">
      <style:text-properties officeooo:rsid="000c3c80"/>
    </style:style>
    <style:style style:name="T6" style:family="text">
      <style:text-properties officeooo:rsid="0010437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Rapport de synthèse</text:p>
      <text:p text:style-name="P1"/>
      <text:p text:style-name="P1"/>
      <text:p text:style-name="P2"/>
      <text:p text:style-name="P3">1. <text:span text:style-name="T4">Réalisations et validations</text:span></text:p>
      <text:p text:style-name="P3"/>
      <text:p text:style-name="P3"/>
      <text:p text:style-name="P4">Lors de ce projet, il nous était demand<text:span text:style-name="T6">é </text:span>de concevoir, développer, tester un programme informatique basé sur le jeux Monkey Island.</text:p>
      <text:p text:style-name="P4">Ce document présente les fonctionnalités qui ont été développées, testées et validées selon un certain nombre d’incrément.</text:p>
      <text:p text:style-name="P4"/>
      <text:p text:style-name="P4"/>
      <text:p text:style-name="P9">Incrément 1 :</text:p>
      <text:list xml:id="list2594145037" text:style-name="L1">
        <text:list-header>
          <text:p text:style-name="P13"/>
        </text:list-header>
        <text:list-item>
          <text:p text:style-name="P13"><text:s/>Déplacement des singes erratiques</text:p>
        </text:list-item>
      </text:list>
      <text:p text:style-name="P4"/>
      <text:p text:style-name="P23">Les singes erratiques se déplacent aléatoirement avec une probabilité de 25 % d’aller dans une des quatre directions haut, bas droite ou gauche.</text:p>
      <text:p text:style-name="P4"/>
      <text:list xml:id="list183539928480004" text:continue-numbering="true" text:style-name="L1">
        <text:list-item>
          <text:p text:style-name="P13">Gestion des pirates</text:p>
        </text:list-item>
      </text:list>
      <text:p text:style-name="P4"/>
      <text:p text:style-name="P18">Les pirates se déplacent sur la carte dans l’objectif de trouver le trésor avant de se faire manger par les différents singes du jeu.</text:p>
      <text:p text:style-name="P4"/>
      <text:list xml:id="list183541227084879" text:continue-numbering="true" text:style-name="L1">
        <text:list-item>
          <text:p text:style-name="P13">Gestion du trésor</text:p>
        </text:list-item>
      </text:list>
      <text:p text:style-name="P4"/>
      <text:p text:style-name="P18">La présence du trésor sur la carte du jeu pouvant faire gagner un pirate par sa découverte.</text:p>
      <text:p text:style-name="P4"/>
      <text:list xml:id="list183541865971026" text:continue-numbering="true" text:style-name="L1">
        <text:list-item>
          <text:p text:style-name="P13">gestion du fichier de configuration</text:p>
        </text:list-item>
      </text:list>
      <text:p text:style-name="P4"/>
      <text:p text:style-name="P11"><text:span text:style-name="T1">Un fichier .json permettant de configurer les différent</text:span><text:span text:style-name="T3">s</text:span><text:span text:style-name="T1"> paramètres et données du jeu.</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9">Incrément 2 :</text:p>
      <text:p text:style-name="P4"/>
      <text:list xml:id="list3370792541" text:style-name="L2">
        <text:list-item>
          <text:p text:style-name="P14">Communication Client – Serveur</text:p>
        </text:list-item>
      </text:list>
      <text:p text:style-name="P4"/>
      <text:p text:style-name="P19">La communication entre le serveur du jeu et les différents clients (joueurs) est faite. Ainsi les joueurs peuvent jouer en temps réel sur la même carte de jeu.</text:p>
      <text:p text:style-name="P15"/>
      <text:list xml:id="list3910187976" text:style-name="L3">
        <text:list-item>
          <text:p text:style-name="P16">Gestion de l’énergie de chaque pirate</text:p>
        </text:list-item>
      </text:list>
      <text:p text:style-name="P15"/>
      <text:p text:style-name="P11"><text:span text:style-name="T2">L’</text:span><text:span text:style-name="T1">énergie de chaque pirate fixer à 20 (fichier de configuration) , est fonctionnelle. Si un pirate n’a plus d’énergie, il meurt. De plus, s’il dépasse le seuil de son énergie maximum, il devient soul.</text:span></text:p>
      <text:p text:style-name="P17"/>
      <text:list xml:id="list183541862401730" text:continue-list="list3370792541" text:style-name="L2">
        <text:list-item>
          <text:p text:style-name="P14">Gestion des bouteilles de Rhum</text:p>
        </text:list-item>
      </text:list>
      <text:p text:style-name="P3"/>
      <text:p text:style-name="P5">Les bouteilles de rhum peuvent être : <text:s/></text:p>
      <text:p text:style-name="P5">- soit visible, alors les pirates peuvent les boire et ainsi augmenter leurs énergies</text:p>
      <text:p text:style-name="P5">- soit invisible, les pirates ne peuvent pas les voir <text:span text:style-name="T6">ni</text:span> les boire.</text:p>
      <text:p text:style-name="P5"/>
      <text:p text:style-name="P5">Un timer est mis en place afin de faire ré-apparaître les bouteilles de rhum.</text:p>
      <text:p text:style-name="P5"/>
      <text:p text:style-name="P5"/>
      <text:p text:style-name="P7">Incrément 3 :</text:p>
      <text:p text:style-name="P5"/>
      <text:list xml:id="list912838669" text:style-name="L4">
        <text:list-item>
          <text:p text:style-name="P20">Gestion des parties</text:p>
        </text:list-item>
      </text:list>
      <text:p text:style-name="P5"/>
      <text:p text:style-name="P5">La découverte du trésor par un pirate signifie la fin de la partie en cours.</text:p>
      <text:p text:style-name="P5"/>
      <text:list xml:id="list183540260539383" text:continue-numbering="true" text:style-name="L4">
        <text:list-item>
          <text:p text:style-name="P20">Gestion des singes chasseurs</text:p>
        </text:list-item>
      </text:list>
      <text:p text:style-name="P5"/>
      <text:p text:style-name="P5">Les singes chasseurs ont des déplacements « intelligent », c’est-à-dire, qu’ils se dirigent vers le pirate le plus proche de leur position. Des tests de modèle de déplacement systématique ont été validé<text:span text:style-name="T6">s</text:span> afin d’éviter tout<text:span text:style-name="T6">e</text:span> faille dans la gestion des déplacements des singes chasseurs.</text:p>
      <text:p text:style-name="P5"/>
      <text:p text:style-name="P5"/>
      <text:list xml:id="list183540864276110" text:continue-numbering="true" text:style-name="L4">
        <text:list-item>
          <text:p text:style-name="P20">Gestion de l’alcoolémie du pirate</text:p>
        </text:list-item>
      </text:list>
      <text:p text:style-name="P5"/>
      <text:p text:style-name="P6">L’alcoolémie du pirate est fonctionnelle. Si un pirate dépasse le seuil de son énergie maximum (20) , il devient soul et se déplace comme un singe erratique avec une probabilité de mouvement de 25 % dans chaque direction (haut, bas, droite et gauche).</text:p>
      <text:p text:style-name="P6"/>
      <text:p text:style-name="P6"/>
      <text:p text:style-name="P6"/>
      <text:p text:style-name="P6">L’utilisation des différents outils à notre disposition (Checkstyle, Findbugs, Subversion) nous a permis d’avoir un code de qualité en préconisant une performance maximale.</text:p>
      <text:p text:style-name="P6"/>
      <text:p text:style-name="P6"/>
      <text:p text:style-name="P6"/>
      <text:p text:style-name="P6"/>
      <text:p text:style-name="P6"><text:soft-page-break/></text:p>
      <text:p text:style-name="P6"/>
      <text:p text:style-name="P6"/>
      <text:p text:style-name="P6"/>
      <text:p text:style-name="P6"/>
      <text:p text:style-name="P6">2. <text:span text:style-name="T4">Reste à faire</text:span></text:p>
      <text:p text:style-name="P6"/>
      <text:p text:style-name="P6">Le projet, ainsi que tous les incréments ont été testés et validés.</text:p>
      <text:p text:style-name="P6"/>
      <text:p text:style-name="P6"/>
      <text:p text:style-name="P6"/>
      <text:p text:style-name="P6">3. <text:span text:style-name="T4">Rapports d’étonnements</text:span></text:p>
      <text:p text:style-name="P22"/>
      <text:p text:style-name="P22"/>
      <text:p text:style-name="P10">François d’Hotelans :</text:p>
      <text:p text:style-name="P10"/>
      <text:p text:style-name="P10">Le projet Monkey Island a été un bon projet mêlant un ensemble de d’aspect<text:span text:style-name="T6">s</text:span> variés comme la conception, <text:span text:style-name="T6">la </text:span>programmation,<text:span text:style-name="T6"> la réalisation de</text:span> tests et <text:span text:style-name="T6">enfin une</text:span> qualité du code<text:span text:style-name="T6">à respecter en fonction des métriques définies par l’équipe en début de projet.</text:span>.</text:p>
      <text:p text:style-name="P10">Le fait de mélanger les options SE et LD est un bonne chose dans ce projet. Cela permet de partager les différentes connaissances acquises d’étudiants d’options différentes et ainsi de pouvoir monter en compétences.</text:p>
      <text:p text:style-name="P10"/>
      <text:p text:style-name="P10">Un bémol dans ce projet est l’apprentissage des différents design pattern qui nous ont <text:span text:style-name="T5">été </text:span>présentés alors que le projet a<text:span text:style-name="T5">vait</text:span> déjà commencé. De plus, <text:span text:style-name="T5">le support permettant de les programmer est pour ma part trop mince. J’aurai aimé un peu plus d’accompagnement dans les démarches à suivre pour réaliser chaque design pattern.</text:span></text:p>
      <text:p text:style-name="P10"/>
      <text:p text:style-name="P10"/>
      <text:p text:style-name="P10">Clément Pabst :</text:p>
      <text:p text:style-name="P8"/>
      <text:p text:style-name="P10">Guillaume Muret :</text:p>
      <text:p text:style-name="P8"/>
      <text:p text:style-name="P10">Cailyn Davies :</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3T17:53:14.796000000</meta:creation-date>
    <dc:date>2018-01-13T18:35:39.511000000</dc:date>
    <meta:editing-duration>PT6M25S</meta:editing-duration>
    <meta:editing-cycles>2</meta:editing-cycles>
    <meta:generator>LibreOffice/5.4.2.2$Windows_x86 LibreOffice_project/22b09f6418e8c2d508a9eaf86b2399209b0990f4</meta:generator>
    <meta:document-statistic meta:table-count="0" meta:image-count="0" meta:object-count="0" meta:page-count="3" meta:paragraph-count="42" meta:word-count="578" meta:character-count="3470" meta:non-whitespace-character-count="2940"/>
  </office:meta>
</office:document-meta>
</file>